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682c" officeooo:paragraph-rsid="001c682c"/>
    </style:style>
    <style:style style:name="P2" style:family="paragraph" style:parent-style-name="Standard">
      <style:text-properties officeooo:paragraph-rsid="001c682c"/>
    </style:style>
    <style:style style:name="T1" style:family="text">
      <style:text-properties fo:font-style="italic"/>
    </style:style>
    <style:style style:name="T2" style:family="text">
      <style:text-properties officeooo:rsid="001c68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Sprite de titanium : </text:span><text:a xlink:type="simple" xlink:href="https://commons.wikimedia.org/wiki/File:Titan-crystal_bar.JPG" text:style-name="Internet_20_link" text:visited-style-name="Visited_20_Internet_20_Link">https://commons.wikimedia.org/wiki/File:Titan-crystal_bar.JPG</text:a> </text:p>
      <text:p text:style-name="P1"><text:span text:style-name="T1">Licence : </text:span><text:a xlink:type="simple" xlink:href="http://creativecommons.org/licenses/by-nc-nd/3.0/" text:style-name="Internet_20_link" text:visited-style-name="Visited_20_Internet_20_Link"><text:span text:style-name="T1">http://creativecommons.org/licenses/by-nc-nd/3.0/</text:span></text:a> </text:p>
      <text:p text:style-name="P2"><text:span text:style-name="T2">by : </text:span><text:a xlink:type="simple" xlink:href="https://commons.wikimedia.org/wiki/User:Alchemist-hp" text:style-name="Internet_20_link" text:visited-style-name="Visited_20_Internet_20_Link">Alchemist-hp</text:a> </text:p>
      <text:p text:style-name="P1"/>
      <text:p text:style-name="P1"/>
      <text:p text:style-name="P2"><text:span text:style-name="T2">Sprite de sulfrurite : </text:span><text:a xlink:type="simple" xlink:href="https://en.wikipedia.org/wiki/Sulfur#/media/File:Sulfur-sample.jpg" text:style-name="Internet_20_link" text:visited-style-name="Visited_20_Internet_20_Link">https://en.wikipedia.org/wiki/Sulfur#/media/File:Sulfur-sample.jpg</text:a> </text:p>
      <text:p text:style-name="P1">Orininal image release in the public domain by :Benjah-bmm27</text:p>
      <text:p text:style-name="P1"/>
      <text:p text:style-name="P2"><text:span text:style-name="T2">Sprite de carbonite: </text:span><text:a xlink:type="simple" xlink:href="https://en.wikipedia.org/wiki/File:Glassy_carbon_and_a_1cm3_graphite_cube_HP68-79.jpg" text:style-name="Internet_20_link" text:visited-style-name="Visited_20_Internet_20_Link">https://en.wikipedia.org/wiki/File:Glassy_carbon_and_a_1cm3_graphite_cube_HP68-79.jpg</text:a> </text:p>
      <text:p text:style-name="P1"><text:span text:style-name="T1">Licence : </text:span><text:a xlink:type="simple" xlink:href="http://creativecommons.org/licenses/by-nc-nd/3.0/" text:style-name="Internet_20_link" text:visited-style-name="Visited_20_Internet_20_Link"><text:span text:style-name="T1">http://creativecommons.org/licenses/by-nc-nd/3.0/</text:span></text:a> </text:p>
      <text:p text:style-name="P1">by : <text:a xlink:type="simple" xlink:href="https://commons.wikimedia.org/wiki/User:Alchemist-hp" text:style-name="Internet_20_link" text:visited-style-name="Visited_20_Internet_20_Link">Alchemist-hp</text:a> </text:p>
      <text:p text:style-name="P1"/>
      <text:p text:style-name="P2"><text:span text:style-name="T2">Sprite de Mozanite : </text:span><text:a xlink:type="simple" xlink:href="https://commons.wikimedia.org/wiki/File:Monazite_-_Rostadheia,_Iveland,_Norvegia_01.jpg" text:style-name="Internet_20_link" text:visited-style-name="Visited_20_Internet_20_Link">https://commons.wikimedia.org/wiki/File:Monazite_-_Rostadheia,_Iveland,_Norvegia_01.jpg</text:a> </text:p>
      <text:p text:style-name="Standard"><text:a xlink:type="simple" xlink:href="https://en.wikipedia.org/wiki/en:Creative_Commons" text:style-name="Internet_20_link" text:visited-style-name="Visited_20_Internet_20_Link">Creative Commons</text:a> Attribution-Share Alike <text:a xlink:type="simple" xlink:href="https://creativecommons.org/licenses/by-sa/3.0/deed.en" text:style-name="Internet_20_link" text:visited-style-name="Visited_20_Internet_20_Link">3.0 Unported</text:a> </text:p>
      <text:p text:style-name="P2"><text:span text:style-name="T2">by : </text:span><text:a xlink:type="simple" xlink:href="https://commons.wikimedia.org/wiki/User:Materialscientist" text:style-name="Internet_20_link" text:visited-style-name="Visited_20_Internet_20_Link">Materialscientist</text:a> </text:p>
      <text:p text:style-name="P1"/>
      <text:p text:style-name="P1"/>
      <text:p text:style-name="P2"><text:span text:style-name="T2">Sprite de peneutoide : </text:span><text:a xlink:type="simple" xlink:href="https://commons.wikimedia.org/wiki/File:Epidote_Oisans.jpg" text:style-name="Internet_20_link" text:visited-style-name="Visited_20_Internet_20_Link">https://commons.wikimedia.org/wiki/File:Epidote_Oisans.jpg</text:a> </text:p>
      <text:p text:style-name="P2"><text:span text:style-name="T2">Licence : </text:span><text:a xlink:type="simple" xlink:href="https://en.wikipedia.org/wiki/en:Creative_Commons" text:style-name="Internet_20_link" text:visited-style-name="Visited_20_Internet_20_Link">Creative Commons</text:a> <text:a xlink:type="simple" xlink:href="https://creativecommons.org/licenses/by/4.0/deed.en" text:style-name="Internet_20_link" text:visited-style-name="Visited_20_Internet_20_Link">Attribution 4.0 International</text:a> </text:p>
      <text:p text:style-name="P2"><text:span text:style-name="T2">By : </text:span><text:a xlink:type="simple" xlink:href="https://commons.wikimedia.org/wiki/User:Archaeodontosaurus" text:style-name="Internet_20_link" text:visited-style-name="Visited_20_Internet_20_Link">Archaeodontosaurus</text:a> </text:p>
      <text:p text:style-name="P1"/>
      <text:p text:style-name="P2"><text:span text:style-name="T2">Sprite de Kirazite : </text:span><text:a xlink:type="simple" xlink:href="https://en.wikipedia.org/wiki/File:Ho-Mg-ZnQuasicrystal.jpg" text:style-name="Internet_20_link" text:visited-style-name="Visited_20_Internet_20_Link">https://en.wikipedia.org/wiki/File:Ho-Mg-ZnQuasicrystal.jpg</text:a> </text:p>
      <text:p text:style-name="P1">Orininal image release in the public domain by :US Department of Energ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8:58:28.582000000</meta:creation-date>
    <dc:date>2017-04-23T19:08:33.494000000</dc:date>
    <meta:editing-duration>PT10M7S</meta:editing-duration>
    <meta:editing-cycles>1</meta:editing-cycles>
    <meta:document-statistic meta:table-count="0" meta:image-count="0" meta:object-count="0" meta:page-count="1" meta:paragraph-count="16" meta:word-count="81" meta:character-count="997" meta:non-whitespace-character-count="918"/>
    <meta:generator>LibreOffice/5.0.2.2$Windows_x86 LibreOffice_project/37b43f919e4de5eeaca9b9755ed688758a8251fe</meta:generator>
  </office:meta>
</office:document-meta>
</file>